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entury Gothic" fo:font-size="14pt" style:font-size-asian="14pt" style:font-size-complex="14pt"/>
    </style:style>
    <style:style style:name="P2" style:family="paragraph" style:parent-style-name="Standard">
      <style:paragraph-properties fo:text-align="center" style:justify-single-word="false"/>
      <style:text-properties style:font-name="Century Gothic" fo:font-size="32pt" fo:font-weight="bold" officeooo:rsid="000ddbb9" officeooo:paragraph-rsid="000ddbb9" style:font-size-asian="32pt" style:font-weight-asian="bold" style:font-size-complex="32pt"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umkid quick start guide</text:p>
      <text:p text:style-name="P1"/>
      <text:p text:style-name="P1"/>
      <text:p text:style-name="P1">1) <text:span text:style-name="T1">Insert batteries</text:span> - unscrew the 6 thumbscrews on the back of DrumKid (you don't need a screwdriver), remove the back plate, and insert 3 AA batteries (rechargeable or regular). Alternatively, connect a USB mini cable to power the device</text:p>
      <text:p text:style-name="P1"/>
      <text:p text:style-name="P1">2) <text:span text:style-name="T1">Connect audio</text:span> - plug a pair of headphones or a 3.5mm aux cable into the audio output</text:p>
      <text:p text:style-name="P1"/>
      <text:p text:style-name="P1">3) <text:span text:style-name="T1">Turn on and test</text:span> - slide the power switch (top right on the front panel) from "0" to "1". The lights should flash briefly in a random pattern. Now press the "start/stop" button. The lights should flash in time to a drum beat, which you should be able to hear through the headphones</text:p>
      <text:p text:style-name="P1"/>
      <text:p text:style-name="P1">4) <text:span text:style-name="T1">Get to know the controls</text:span> - try turning the "chance" control (the knob on the left). You should hear more random drum hits as the probability increases. Now try adjusting the other three controls to see what they do.</text:p>
      <text:p text:style-name="P1"/>
      <text:p text:style-name="P1">5) <text:span text:style-name="T1">Try other parameters/effects</text:span> - press the "B" button to switch to the second group of parameters. The knobs will now perform different functions. Try the left knob again - it will now change the pitch of the samples or make them play in reverse.</text:p>
      <text:p text:style-name="P1"/>
      <text:p text:style-name="P1">6) <text:span text:style-name="T1">Randomise all the parameters</text:span> - try pressing the A, B and D buttons simultaneously to generate a new random beat. Use these as a starting point to explore the different parameters</text:p>
      <text:p text:style-name="P1"/>
      <text:p text:style-name="P1">7) <text:span text:style-name="T1">Read the full manual online</text:span> at mattbradshawdesign.com for detailed information about the different parameters, MIDI control, saving/loading sessions, troubleshooting, hacking DrumKid, etc.</text:p>
      <text:p text:style-name="P1"/>
      <text:p text:style-name="P1">If you have any problems, feel free to email me at</text:p>
      <text:p text:style-name="P1">matthewloydbradshaw@gmail.com</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7-05T12:04:41.567000000</meta:creation-date>
    <dc:date>2022-01-17T11:28:08.369000000</dc:date>
    <meta:editing-duration>PT15M52S</meta:editing-duration>
    <meta:editing-cycles>2</meta:editing-cycles>
    <meta:generator>LibreOffice/6.3.5.2$Windows_X86_64 LibreOffice_project/dd0751754f11728f69b42ee2af66670068624673</meta:generator>
    <meta:print-date>2022-01-17T11:20:37.793000000</meta:print-date>
    <meta:document-statistic meta:table-count="0" meta:image-count="0" meta:object-count="0" meta:page-count="1" meta:paragraph-count="10" meta:word-count="268" meta:character-count="1550" meta:non-whitespace-character-count="1292"/>
  </office:meta>
</office:document-meta>
</file>